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background-color="#eeeeee" loext:padding="0cm" loext:border="non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ext_20_body">
      <style:paragraph-properties fo:margin-left="0cm" fo:margin-right="0cm" fo:line-height="100%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3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A </text:span><text:span text:style-name="T2">user guide</text:span><text:span text:style-name="T1"> or </text:span><text:span text:style-name="T2">user's guide</text:span><text:span text:style-name="T1">, also commonly known as a </text:span><text:span text:style-name="T2">manual</text:span><text:span text:style-name="T1">, is a </text:span><text:a xlink:type="simple" xlink:href="https://en.wikipedia.org/wiki/Technical_communication" text:style-name="Internet_20_link" text:visited-style-name="Visited_20_Internet_20_Link"><text:span text:style-name="T3">technical communication</text:span></text:a><text:span text:style-name="T1"> </text:span><text:a xlink:type="simple" xlink:href="https://en.wikipedia.org/wiki/Document" text:style-name="Internet_20_link" text:visited-style-name="Visited_20_Internet_20_Link"><text:span text:style-name="T3">document</text:span></text:a><text:span text:style-name="T1"> intended to give assistance to people using a particular system.</text:span><text:bookmark text:name="cite_ref-1"/><text:a xlink:type="simple" xlink:href="https://en.wikipedia.org/wiki/User_guide#cite_note-1" text:style-name="Internet_20_link" text:visited-style-name="Visited_20_Internet_20_Link"><text:span text:style-name="T4">[1]</text:span></text:a><text:span text:style-name="T1"> It is usually written by a </text:span><text:a xlink:type="simple" xlink:href="https://en.wikipedia.org/wiki/Technical_writer" text:style-name="Internet_20_link" text:visited-style-name="Visited_20_Internet_20_Link"><text:span text:style-name="T3">technical writer</text:span></text:a><text:span text:style-name="T1">, although user guides are written by programmers, product or project managers, or other technical staff, particularly in smaller companies.</text:span><text:bookmark text:name="cite_ref-2"/><text:a xlink:type="simple" xlink:href="https://en.wikipedia.org/wiki/User_guide#cite_note-2" text:style-name="Internet_20_link" text:visited-style-name="Visited_20_Internet_20_Link"><text:span text:style-name="T4">[2]</text:span></text:a></text:p>
      <text:p text:style-name="P8"><text:span text:style-name="T1">User guides are most commonly associated with electronic goods, </text:span><text:a xlink:type="simple" xlink:href="https://en.wikipedia.org/wiki/Computer_hardware" text:style-name="Internet_20_link" text:visited-style-name="Visited_20_Internet_20_Link"><text:span text:style-name="T3">computer hardware</text:span></text:a><text:span text:style-name="T1"> and </text:span><text:a xlink:type="simple" xlink:href="https://en.wikipedia.org/wiki/Computer_software" text:style-name="Internet_20_link" text:visited-style-name="Visited_20_Internet_20_Link"><text:span text:style-name="T3">software</text:span></text:a><text:span text:style-name="T1">.</text:span></text:p>
      <text:p text:style-name="P8"><text:span text:style-name="T1">Most user guides contain both a written guide and the associated images. In the case of computer applications, it is usual to include </text:span><text:a xlink:type="simple" xlink:href="https://en.wikipedia.org/wiki/Screenshot" text:style-name="Internet_20_link" text:visited-style-name="Visited_20_Internet_20_Link"><text:span text:style-name="T3">screenshots</text:span></text:a><text:span text:style-name="T1"> of the human-machine interface(s), and hardware manuals often include clear, simplified </text:span><text:a xlink:type="simple" xlink:href="https://en.wikipedia.org/wiki/Diagram" text:style-name="Internet_20_link" text:visited-style-name="Visited_20_Internet_20_Link"><text:span text:style-name="T3">diagrams</text:span></text:a><text:span text:style-name="T1">. The language used is matched to the intended </text:span><text:a xlink:type="simple" xlink:href="https://en.wikipedia.org/wiki/Audience" text:style-name="Internet_20_link" text:visited-style-name="Visited_20_Internet_20_Link"><text:span text:style-name="T3">audience</text:span></text:a><text:span text:style-name="T1">, with </text:span><text:a xlink:type="simple" xlink:href="https://en.wikipedia.org/wiki/Jargon" text:style-name="Internet_20_link" text:visited-style-name="Visited_20_Internet_20_Link"><text:span text:style-name="T3">jargon</text:span></text:a><text:span text:style-name="T1"> kept to a minimum or explained thoroughly.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0:35:22.071402769</meta:creation-date>
    <dc:date>2017-06-02T16:09:14.209837025</dc:date>
    <meta:editing-duration>PT5H23M42S</meta:editing-duration>
    <meta:editing-cycles>1</meta:editing-cycles>
    <meta:document-statistic meta:table-count="0" meta:image-count="0" meta:object-count="0" meta:page-count="1" meta:paragraph-count="3" meta:word-count="121" meta:character-count="803" meta:non-whitespace-character-count="685"/>
    <meta:generator>LibreOffice/5.1.6.2$Linux_X86_64 LibreOffice_project/10m0$Build-2</meta:generator>
  </office:meta>
</office:document-meta>
</file>